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pr1" style:family="presentation" style:parent-style-name="prs-strategy-title">
      <style:graphic-properties draw:fill-color="#ffffff" draw:auto-grow-height="true" fo:min-height="3.507cm"/>
    </style:style>
    <style:style style:name="pr2" style:family="presentation" style:parent-style-name="prs-strategy-subtitle">
      <style:graphic-properties draw:fill-color="#ffffff" draw:auto-grow-height="true" fo:min-height="13.231cm"/>
    </style:style>
    <style:style style:name="pr3" style:family="presentation" style:parent-style-name="prs-strategy-notes">
      <style:graphic-properties draw:fill-color="#ffffff" fo:min-height="10.629cm"/>
    </style:style>
    <style:style style:name="pr4" style:family="presentation" style:parent-style-name="prs-strategy-notes" style:list-style-name="L4">
      <style:graphic-properties draw:fill-color="#ffffff" draw:auto-grow-height="true" fo:min-height="10.629cm"/>
    </style:style>
    <style:style style:name="pr5" style:family="presentation" style:parent-style-name="prs-strategy-outline1">
      <style:graphic-properties draw:fill-color="#ffffff" draw:auto-grow-height="true" fo:min-height="13.231cm"/>
    </style:style>
    <style:style style:name="P1" style:family="paragraph">
      <style:paragraph-properties fo:margin-left="1cm" fo:margin-right="0cm" fo:text-indent="-1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4cm" fo:margin-right="0cm" fo:text-indent="-1.2cm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➲">
        <style:list-level-properties text:space-before="0.2cm" text:min-label-width="1.2cm"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データ種類" draw:style-name="dp1" draw:master-page-name="prs-strategy" presentation:presentation-page-layout-name="AL1T0">
        <office:forms form:automatic-focus="false" form:apply-design-mode="false"/>
        <draw:frame presentation:style-name="pr1" draw:text-style-name="P1" draw:layer="layout" svg:width="23.911cm" svg:height="3.507cm" svg:x="2.058cm" svg:y="0.325cm" presentation:class="title">
          <draw:text-box>
            <text:p text:style-name="P1">データの種類</text:p>
          </draw:text-box>
        </draw:frame>
        <draw:frame presentation:style-name="pr2" draw:text-style-name="P2" draw:layer="layout" svg:width="23.548cm" svg:height="13.231cm" svg:x="3.023cm" svg:y="6.178cm" presentation:class="subtitle">
          <draw:text-box>
            <text:p text:style-name="P2">これはImpressのデータです</text:p>
          </draw:text-box>
        </draw:frame>
        <presentation:notes draw:style-name="dp2">
          <draw:page-thumbnail draw:layer="layout" svg:width="14.181cm" svg:height="9.575cm" svg:x="3.704cm" svg:y="2.794cm" draw:page-number="1" presentation:class="page"/>
          <draw:frame presentation:style-name="pr3" draw:text-style-name="P3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本日の天気" draw:style-name="dp3" draw:master-page-name="prs-strategy" presentation:presentation-page-layout-name="AL1T0">
        <draw:frame presentation:style-name="pr1" draw:text-style-name="P1" draw:layer="layout" svg:width="23.911cm" svg:height="3.507cm" svg:x="2.058cm" svg:y="0.325cm" presentation:class="title">
          <draw:text-box>
            <text:p text:style-name="P1">本日の天気について</text:p>
          </draw:text-box>
        </draw:frame>
        <draw:frame presentation:style-name="pr2" draw:text-style-name="P2" draw:layer="layout" svg:width="23.548cm" svg:height="13.231cm" svg:x="3.023cm" svg:y="6.178cm" presentation:class="subtitle">
          <draw:text-box>
            <text:p text:style-name="P2">本日は晴天なり</text:p>
          </draw:text-box>
        </draw:frame>
        <presentation:notes draw:style-name="dp2">
          <draw:page-thumbnail draw:layer="layout" svg:width="14.181cm" svg:height="9.575cm" svg:x="3.704cm" svg:y="2.794cm" draw:page-number="2" presentation:class="page"/>
          <draw:frame presentation:style-name="pr4" draw:text-style-name="P2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明日の天気" draw:style-name="dp1" draw:master-page-name="prs-strategy" presentation:presentation-page-layout-name="AL2T1">
        <draw:frame presentation:style-name="pr1" draw:text-style-name="P1" draw:layer="layout" svg:width="23.911cm" svg:height="3.507cm" svg:x="2.058cm" svg:y="0.325cm" presentation:class="title">
          <draw:text-box>
            <text:p text:style-name="P1">明日の天気について</text:p>
          </draw:text-box>
        </draw:frame>
        <draw:frame presentation:style-name="pr5" draw:text-style-name="P4" draw:layer="layout" svg:width="23.548cm" svg:height="13.231cm" svg:x="3.023cm" svg:y="6.178cm" presentation:class="outline">
          <draw:text-box>
            <text:list text:style-name="L3">
              <text:list-item>
                <text:p text:style-name="P4">明日は雨です</text:p>
              </text:list-item>
            </text:list>
          </draw:text-box>
        </draw:frame>
        <presentation:notes draw:style-name="dp2">
          <draw:page-thumbnail draw:layer="layout" svg:width="14.181cm" svg:height="9.575cm" svg:x="3.704cm" svg:y="2.794cm" draw:page-number="3" presentation:class="page"/>
          <draw:frame presentation:style-name="pr3" draw:text-style-name="P3" draw:layer="layout" svg:width="15.021cm" svg:height="10.629cm" svg:x="3.292cm" svg:y="13.299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opacity draw:name="Transparency_20_1" draw:display-name="Transparency 1" draw:style="linear" draw:start="100%" draw:end="0%" draw:angle="0" draw:border="0%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東風明朝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東風ゴシック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s-strategy-title" style:family="presentation">
      <style:graphic-properties draw:stroke="none" draw:fill="none" draw:textarea-vertical-align="middle">
        <text:list-style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'HG Mincho Light J'" style:font-style-name="Fett Kursiv" style:font-family-generic="swiss" style:font-pitch="variable" fo:font-size="40pt" fo:font-style="italic" fo:text-shadow="none" style:text-underline-style="none" fo:font-weight="bold" style:font-family-asian="'HG Mincho Light J'" style:font-pitch-asian="variable" style:font-size-asian="40pt" style:language-asian="ja" style:country-asian="JP" style:font-style-asian="italic" style:font-weight-asian="bold" fo:hyphenate="true"/>
    </style:style>
    <style:style style:name="prs-strategy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e6e6e6" style:text-outline="false" style:text-line-through-style="none" fo:font-family="'HG Mincho Light J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language-asian="ja" style:country-asian="JP" style:font-style-asian="normal" style:font-weight-asian="normal" fo:hyphenate="tru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style:font-size-asian="24pt" style:language-asian="ja" style:country-asian="JP" style:font-style-asian="normal" style:font-weight-asian="normal"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style:font-size-asian="24pt" style:language-asian="ja" style:country-asian="JP" style:font-style-asian="normal" style:font-weight-asian="normal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'HG Mincho Light J'" style:font-style-name="Standard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language-asian="ja" style:country-asian="JP" style:font-style-asian="normal" style:font-weight-asian="normal" fo:hyphenate="true"/>
    </style:style>
    <style:style style:name="prs-strategy-outline1" style:family="presentation">
      <style:graphic-properties draw:stroke="none" draw:fill="none">
        <text:list-style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</text:list-style>
      </style:graphic-properties>
      <style:paragraph-properties fo:margin-left="0cm" fo:margin-right="0cm" fo:text-align="start" text:enable-numbering="true" fo:text-indent="0cm"/>
      <style:text-properties fo:color="#e6e6e6" style:text-outline="false" style:text-line-through-style="none" fo:font-family="'HG Mincho Light J'" style:font-style-name="Standard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language-asian="ja" style:country-asian="JP" style:font-style-asian="normal" style:font-weight-asian="normal" fo:hyphenate="true"/>
    </style:style>
    <style:style style:name="prs-strategy-outline2" style:family="presentation" style:parent-style-name="prs-strategy-outline1">
      <style:paragraph-properties fo:margin-left="0cm" fo:margin-right="0cm" fo:text-align="start" fo:text-indent="-1.2cm"/>
      <style:text-properties fo:color="#e6e6e6" style:text-outline="false" style:text-line-through-style="none" fo:font-family="'HG Mincho Light J'" style:font-style-name="Standard" style:font-family-generic="swiss" style:font-pitch="variable" fo:font-size="28pt" fo:font-style="normal" fo:text-shadow="none" style:text-underline-style="none" fo:font-weight="normal" style:font-family-asian="'HG Mincho Light J'" style:font-pitch-asian="variable" style:font-size-asian="28pt" style:language-asian="ja" style:country-asian="JP" style:font-style-asian="normal" style:font-weight-asian="normal" fo:hyphenate="true"/>
    </style:style>
    <style:style style:name="prs-strategy-outline3" style:family="presentation" style:parent-style-name="prs-strategy-outline2">
      <style:paragraph-properties fo:margin-left="0cm" fo:margin-right="0cm" fo:text-align="start" fo:text-indent="-1.2cm"/>
      <style:text-properties fo:color="#e6e6e6" style:text-outline="false" style:text-line-through-style="none" fo:font-family="'HG Mincho Light J'" style:font-style-name="Standard" style:font-family-generic="swiss" style:font-pitch="variable" fo:font-size="24pt" fo:font-style="normal" fo:text-shadow="none" style:text-underline-style="none" fo:font-weight="normal" style:font-family-asian="'HG Mincho Light J'" style:font-pitch-asian="variable" style:font-size-asian="24pt" style:language-asian="ja" style:country-asian="JP" style:font-style-asian="normal" style:font-weight-asian="normal" fo:hyphenate="true"/>
    </style:style>
    <style:style style:name="prs-strategy-outline4" style:family="presentation" style:parent-style-name="prs-strategy-outline3">
      <style:paragraph-properties fo:margin-left="0cm" fo:margin-right="0cm" fo:text-align="start" fo:text-indent="-1.2cm"/>
      <style:text-properties fo:color="#e6e6e6" style:text-outline="false" style:text-line-through-style="none" fo:font-family="'HG Mincho Light J'" style:font-style-name="Standard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language-asian="ja" style:country-asian="JP" style:font-style-asian="normal" style:font-weight-asian="normal" fo:hyphenate="true"/>
    </style:style>
    <style:style style:name="prs-strategy-outline5" style:family="presentation" style:parent-style-name="prs-strategy-outline4">
      <style:paragraph-properties fo:margin-left="0cm" fo:margin-right="0cm" fo:text-align="start" fo:text-indent="-1.2cm"/>
      <style:text-properties fo:color="#99ccff" style:text-outline="false" style:text-line-through-style="none" fo:font-family="'HG Mincho Light J'" style:font-style-name="Standard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language-asian="ja" style:country-asian="JP" style:font-style-asian="normal" style:font-weight-asian="normal" fo:hyphenate="true"/>
    </style:style>
    <style:style style:name="prs-strategy-outline6" style:family="presentation" style:parent-style-name="prs-strategy-outline5">
      <style:paragraph-properties fo:margin-left="0cm" fo:margin-right="0cm" fo:text-align="start" fo:text-indent="-1.2cm"/>
      <style:text-properties fo:color="#99ccff" style:text-outline="false" style:text-line-through-style="none" fo:font-family="'HG Mincho Light J'" style:font-style-name="Standard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language-asian="ja" style:country-asian="JP" style:font-style-asian="normal" style:font-weight-asian="normal" fo:hyphenate="true"/>
    </style:style>
    <style:style style:name="prs-strategy-outline7" style:family="presentation" style:parent-style-name="prs-strategy-outline6">
      <style:paragraph-properties fo:margin-left="0cm" fo:margin-right="0cm" fo:text-align="start" fo:text-indent="-1.2cm"/>
      <style:text-properties fo:color="#99ccff" style:text-outline="false" style:text-line-through-style="none" fo:font-family="'HG Mincho Light J'" style:font-style-name="Standard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language-asian="ja" style:country-asian="JP" style:font-style-asian="normal" style:font-weight-asian="normal" fo:hyphenate="true"/>
    </style:style>
    <style:style style:name="prs-strategy-outline8" style:family="presentation" style:parent-style-name="prs-strategy-outline7">
      <style:paragraph-properties fo:margin-left="0cm" fo:margin-right="0cm" fo:text-align="start" fo:text-indent="-1.2cm"/>
      <style:text-properties fo:color="#99ccff" style:text-outline="false" style:text-line-through-style="none" fo:font-family="'HG Mincho Light J'" style:font-style-name="Standard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language-asian="ja" style:country-asian="JP" style:font-style-asian="normal" style:font-weight-asian="normal" fo:hyphenate="true"/>
    </style:style>
    <style:style style:name="prs-strategy-outline9" style:family="presentation" style:parent-style-name="prs-strategy-outline8">
      <style:paragraph-properties fo:margin-left="0cm" fo:margin-right="0cm" fo:text-align="start" fo:text-indent="-1.2cm"/>
      <style:text-properties fo:color="#99ccff" style:text-outline="false" style:text-line-through-style="none" fo:font-family="'HG Mincho Light J'" style:font-style-name="Standard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language-asian="ja" style:country-asian="JP" style:font-style-asian="normal" style:font-weight-asian="normal" fo:hyphenate="tru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solid" draw:fill-color="#33336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999999" draw:opacity-name="Transparency_20_1" draw:textarea-horizontal-align="center" draw:textarea-vertical-align="middle"/>
    </style:style>
    <style:style style:name="pr1" style:family="presentation" style:parent-style-name="prs-strategy-notes" style:list-style-name="L2">
      <style:graphic-properties draw:fill-color="#ffffff" draw:auto-grow-height="false" fo:min-height="11.4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text:enable-numbering="false" fo:text-indent="0cm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prs-strategy" style:page-layout-name="PM1" draw:style-name="dp1">
      <draw:rect draw:style-name="gr1" draw:text-style-name="P1" draw:layer="backgroundobjects" svg:width="28cm" svg:height="4.221cm" svg:x="0cm" svg:y="0cm">
        <text:p text:style-name="P3"/>
      </draw:rect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23cm" svg:x="3.023cm" svg:y="6.178cm" presentation:class="outline" presentation:placeholder="true">
        <draw:text-box draw:corner-radius="0.065cm"/>
      </draw:frame>
      <presentation:notes style:page-layout-name="PM2">
        <draw:page-thumbnail presentation:style-name="prs-strategy-title" draw:layer="backgroundobjects" svg:width="14.181cm" svg:height="9.575cm" svg:x="3.704cm" svg:y="2.794cm" presentation:class="page"/>
        <draw:frame presentation:style-name="pr1" draw:text-style-name="P3" draw:layer="backgroundobjects" svg:width="15.021cm" svg:height="10.628cm" svg:x="3.292cm" svg:y="13.299cm" presentation:class="notes">
          <draw:text-box>
            <text:p text:style-name="P2">Klicken Sie, um das Format der Notizen zu bearbeiten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58</meta:generator>
    <dc:title>天気</dc:title>
    <meta:creation-date>2005-07-08T10:56:23</meta:creation-date>
    <dc:creator>著者</dc:creator>
    <dc:date>2005-08-18T17:43:42</dc:date>
    <dc:language>en-US</dc:language>
    <meta:editing-cycles>7</meta:editing-cycles>
    <meta:editing-duration>PT6M23S</meta:editing-duration>
    <meta:user-defined meta:name="Info 1">その他の情報1</meta:user-defined>
    <meta:user-defined meta:name="Info 2">その他の情報2</meta:user-defined>
    <meta:user-defined meta:name="Info 3">その他の情報3</meta:user-defined>
    <meta:user-defined meta:name="Info 4">その他の情報4</meta:user-defined>
    <meta:document-statistic meta:object-count="21"/>
  </office:meta>
</office:document-meta>
</file>